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4898in" style:auto-text-indent="false"/>
    </style:style>
    <style:style style:name="P2" style:family="paragraph" style:parent-style-name="Header_20_left">
      <style:paragraph-properties fo:margin-left="0.5102in" fo:margin-right="0in" fo:text-indent="0in" style:auto-text-indent="false"/>
    </style:style>
    <style:style style:name="P3" style:family="paragraph" style:parent-style-name="Header_20_left">
      <style:paragraph-properties fo:margin-left="0.4898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Drone War</text:p>
      <text:p text:style-name="Header_20_left">COMS W4115 Programming Languages and Translators</text:p>
      <text:p text:style-name="Header_20_left">Columbia University, Fall 2012</text:p>
      <text:p text:style-name="Header_20_left">Professor: Stephen A. Edwards</text:p>
      <text:p text:style-name="Header_20_left">Students:</text:p>
      <text:p text:style-name="P2">George Brink gb2280</text:p>
      <text:p text:style-name="P2">Xiaotong Chen xc2230</text:p>
      <text:p text:style-name="P2">Shuo Qiu sq2144</text:p>
      <text:p text:style-name="P3">Xiang Yao xy2191</text:p>
      <text:h text:style-name="Heading_20_1" text:outline-level="1"><text:line-break/>Motivation and Introduction:</text:h>
      <text:p text:style-name="P1">We want to implement a language that first of all can be interesting for regular users, so we decided to design a game which will use our language.</text:p>
      <text:p text:style-name="P1">In the Drone War, which belongs to the “programming game” genre, the player has no direct influence on the course of the game. Instead, a player writes a program which acts as an AI for the “drone”. Several drones (each with its own AI program) are randomly dropped into the arena. Drones are fighting with each other until only one is left or the time limit for the battle is exceeded.</text:p>
      <text:p text:style-name="P1">The language for the drones’ AI has some requirements which are based in the nature of the game:</text:p>
      <text:p text:style-name="P1">1) It has to be simple enough to be understood by players who is not very experienced in the art of programming. Therefore the language requires to have as few operators and concepts as possible.</text:p>
      <text:p text:style-name="P1">2) Since all drones are acting simultaneously, there is a good chance that smart but inefficiently written AI will lose to the not so smart but faster AI. Therefore, the “machine” language for drones requires a high level of predictability on how long each operation will take. The ideal solution for this is a global rule: one tick per operation.</text:p>
      <text:p text:style-name="P1">We decided that to satisfy both these two requirements the best solution would be a stack based language. The stack paradigm allows us to stick with the postfix notation, and we can clearly state that each operation takes just one tick of drone's CPU.</text:p>
      <text:p text:style-name="P1">In the language we designed, will not use predefined variables, but will create them on the first attempt to store a value. Variables and the stack accept values of different types (integers, boolean, or fl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0:36:08.75</meta:creation-date>
    <meta:document-statistic meta:table-count="0" meta:image-count="0" meta:object-count="0" meta:page-count="1" meta:paragraph-count="0" meta:word-count="324" meta:character-count="1861" meta:non-whitespace-character-count="1553"/>
    <dc:date>2012-12-05T10:37:23.20</dc:date>
    <meta:editing-duration>PT1M14S</meta:editing-duration>
    <meta:editing-cycles>1</meta:editing-cycles>
    <meta:generator>LibreOffice/3.4$Win32 LibreOffice_project/340m1$Build-103</meta:generator>
  </office:meta>
</office:document-meta>
</file>